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5"/>
          <table:table-cell table:style-name="ce1" office:value-type="string" calcext:value-type="string" table:number-columns-spanned="6" table:number-rows-spanned="1">
            <text:p>LAN10</text:p>
          </table:table-cell>
          <table:covered-table-cell table:number-columns-repeated="2"/>
          <table:covered-table-cell table:style-name="ce1"/>
          <table:covered-table-cell table:number-columns-repeated="2"/>
          <table:table-cell table:style-name="ce1" office:value-type="string" calcext:value-type="string" table:number-columns-spanned="6" table:number-rows-spanned="1">
            <text:p>WAN</text:p>
          </table:table-cell>
          <table:covered-table-cell table:number-columns-repeated="2"/>
          <table:covered-table-cell table:style-name="ce1"/>
          <table:covered-table-cell table:number-columns-repeated="2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2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N=3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sigm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Batch</text:p>
          </table:table-cell>
          <table:table-cell office:value-type="string" calcext:value-type="string">
            <text:p>FL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  <table:table-cell office:value-type="string" calcext:value-type="string">
            <text:p>Prot.</text:p>
          </table:table-cell>
          <table:table-cell office:value-type="string" calcext:value-type="string">
            <text:p>Offline</text:p>
          </table:table-cell>
          <table:table-cell office:value-type="string" calcext:value-type="string">
            <text:p>Online</text:p>
          </table:table-cell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2.85" calcext:value-type="float">
            <text:p>32.8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181.45" calcext:value-type="float">
            <text:p>3181.4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87742.4" calcext:value-type="float">
            <text:p>87742.4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999.4" calcext:value-type="float">
            <text:p>999.4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0230.7 (swap)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41861.8" calcext:value-type="float">
            <text:p>41861.8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wap</text:p>
          </table:table-cell>
          <table:table-cell/>
        </table:table-row>
        <table:table-row table:style-name="ro1">
          <table:table-cell office:value-type="string" calcext:value-type="string">
            <text:p>Dlap[EMP14]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206.6" calcext:value-type="float">
            <text:p>206.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table:style-name="ce2" office:value-type="float" office:value="617.15" calcext:value-type="float">
            <text:p>617.15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_naiv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10986" calcext:value-type="float">
            <text:p>10986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98837139.1" calcext:value-type="float">
            <text:p>198837139.1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office:value-type="string" calcext:value-type="string">
            <text:p>Dlap_optimize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5223.55" calcext:value-type="float">
            <text:p>5223.55</text:p>
          </table:table-cell>
          <table:table-cell office:value-type="float" office:value="5.75" calcext:value-type="float">
            <text:p>5.7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 office:value-type="float" office:value="317.7" calcext:value-type="float">
            <text:p>317.7</text:p>
          </table:table-cell>
          <table:table-cell office:value-type="string" calcext:value-type="string">
            <text:p>Y</text:p>
          </table:table-cell>
          <table:table-cell office:value-type="float" office:value="165600.6677" calcext:value-type="float">
            <text:p>165600.6677</text:p>
          </table:table-cell>
          <table:table-cell office:value-type="float" office:value="34.12145" calcext:value-type="float">
            <text:p>34.1214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verflow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1.7773" calcext:value-type="float">
            <text:p>1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41827" calcext:value-type="float">
            <text:p>4182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542248" calcext:value-type="float">
            <text:p>54224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2.7773" calcext:value-type="float">
            <text:p>2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934" calcext:value-type="float">
            <text:p>6934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266379.288" calcext:value-type="float">
            <text:p>266379.288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3.7773" calcext:value-type="float">
            <text:p>3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4.7773" calcext:value-type="float">
            <text:p>4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6862" calcext:value-type="float">
            <text:p>6862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30435" calcext:value-type="float">
            <text:p>130435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5.7773" calcext:value-type="float">
            <text:p>5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9931" calcext:value-type="float">
            <text:p>7993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1260460" calcext:value-type="float">
            <text:p>1260460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6.7773" calcext:value-type="float">
            <text:p>6.777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41257" calcext:value-type="float">
            <text:p>41257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" office:value-type="float" office:value="842091" calcext:value-type="float">
            <text:p>842091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naive</text:p>
          </table:table-cell>
          <table:table-cell office:value-type="float" office:value="7.7773" calcext:value-type="float">
            <text:p>7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auss_optimized</text:p>
          </table:table-cell>
          <table:table-cell office:value-type="float" office:value="8.7773" calcext:value-type="float">
            <text:p>8.77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string" calcext:value-type="string">
            <text:p>overflow</text:p>
          </table:table-cell>
          <table:table-cell/>
          <table:table-cell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office:value-type="float" office:value="37.51" calcext:value-type="float">
            <text:p>37.51</text:p>
          </table:table-cell>
          <table:table-cell office:value-type="float" office:value="1.6" calcext:value-type="float">
            <text:p>1.6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137.85" calcext:value-type="float">
            <text:p>137.85</text:p>
          </table:table-cell>
          <table:table-cell office:value-type="float" office:value="20.75" calcext:value-type="float">
            <text:p>20.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p[EMP14]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2.23" calcext:value-type="float">
            <text:p>72.23</text:p>
          </table:table-cell>
          <table:table-cell office:value-type="float" office:value="5.63" calcext:value-type="float">
            <text:p>5.63</text:p>
          </table:table-cell>
          <table:table-cell table:number-columns-repeated="3"/>
          <table:table-cell office:value-type="string" calcext:value-type="string">
            <text:p>Y</text:p>
          </table:table-cell>
          <table:table-cell office:value-type="float" office:value="298.35" calcext:value-type="float">
            <text:p>298.35</text:p>
          </table:table-cell>
          <table:table-cell office:value-type="float" office:value="27.43" calcext:value-type="float">
            <text:p>27.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76.95" calcext:value-type="float">
            <text:p>76.95</text:p>
          </table:table-cell>
          <table:table-cell office:value-type="float" office:value="43.05" calcext:value-type="float">
            <text:p>43.05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office:value-type="float" office:value="263.78" calcext:value-type="float">
            <text:p>263.78</text:p>
          </table:table-cell>
          <table:table-cell table:style-name="ce2" office:value-type="float" office:value="88.18" calcext:value-type="float">
            <text:p>88.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office:value-type="float" office:value="64.7" calcext:value-type="float">
            <text:p>64.7</text:p>
          </table:table-cell>
          <table:table-cell office:value-type="float" office:value="9.31" calcext:value-type="float">
            <text:p>9.31</text:p>
          </table:table-cell>
          <table:table-cell table:number-columns-repeated="3"/>
          <table:table-cell office:value-type="string" calcext:value-type="string">
            <text:p>Y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29.95" calcext:value-type="float">
            <text:p>29.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naiv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Lap_optimize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Y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Q9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0:29:32.172613818</meta:creation-date>
    <dc:date>2023-06-06T10:54:16.523927770</dc:date>
    <meta:editing-duration>PT8H52M24S</meta:editing-duration>
    <meta:editing-cycles>37</meta:editing-cycles>
    <meta:generator>LibreOffice/7.3.7.2$Linux_X86_64 LibreOffice_project/30$Build-2</meta:generator>
    <meta:document-statistic meta:table-count="1" meta:cell-count="257" meta:object-count="0"/>
  </office:meta>
</office:document-meta>
</file>